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5.7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0.0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cccccc" draw:textarea-horizontal-align="justify" draw:textarea-vertical-align="middle" draw:auto-grow-height="false" fo:min-height="15.70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8f2a1" draw:textarea-horizontal-align="justify" draw:textarea-vertical-align="middle" draw:auto-grow-height="false" fo:min-height="12.97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b2b2b2" draw:textarea-horizontal-align="justify" draw:textarea-vertical-align="middle" draw:auto-grow-height="false" fo:min-height="14.697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729fcf" draw:textarea-horizontal-align="justify" draw:textarea-vertical-align="middle" draw:auto-grow-height="false" fo:min-height="15.0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dbb6" draw:textarea-horizontal-align="justify" draw:textarea-vertical-align="middle" draw:auto-grow-height="false" fo:min-height="7.73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78cm" svg:y1="1cm" svg:x2="10.78cm" svg:y2="12.4cm">
              <text:p/>
            </draw:line>
            <draw:line draw:style-name="gr4" draw:text-style-name="P1" draw:layer="layout" svg:x1="10.78cm" svg:y1="10.5cm" svg:x2="10.78cm" svg:y2="20cm">
              <text:p/>
            </draw:line>
          </draw:g>
          <draw:custom-shape draw:style-name="gr5" draw:text-style-name="P3" draw:layer="layout" svg:width="3.72cm" svg:height="1.469cm" svg:x="8.78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vahi-daemon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cm" svg:height="15.992cm" svg:x="10.53cm" svg:y="3.54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4.225cm" svg:y1="2.3cm" svg:x2="14.225cm" svg:y2="12.92cm">
              <text:p/>
            </draw:line>
            <draw:line draw:style-name="gr8" draw:text-style-name="P1" draw:layer="layout" svg:x1="14.225cm" svg:y1="11.15cm" svg:x2="14.225cm" svg:y2="20cm">
              <text:p/>
            </draw:line>
          </draw:g>
          <draw:custom-shape draw:style-name="gr9" draw:text-style-name="P3" draw:layer="layout" svg:width="2.45cm" svg:height="1.469cm" svg:x="13.025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ibrespot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4" draw:layer="layout" svg:width="0.5cm" svg:height="10.26cm" svg:x="13.975cm" svg:y="9.57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1" draw:text-style-name="P1" draw:layer="layout" svg:x1="17.375cm" svg:y1="1cm" svg:x2="17.375cm" svg:y2="12.239cm">
              <text:p/>
            </draw:line>
            <draw:line draw:style-name="gr12" draw:text-style-name="P1" draw:layer="layout" svg:x1="17.375cm" svg:y1="10.366cm" svg:x2="17.375cm" svg:y2="19.732cm">
              <text:p/>
            </draw:line>
          </draw:g>
          <draw:custom-shape draw:style-name="gr13" draw:text-style-name="P3" draw:layer="layout" svg:width="3.015cm" svg:height="0.995cm" svg:x="15.875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Dbus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4" draw:layer="layout" svg:width="0.5cm" svg:height="15.91cm" svg:x="17.092cm" svg:y="2.90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5" draw:text-style-name="P1" draw:layer="layout" svg:x1="20.836cm" svg:y1="1.333cm" svg:x2="20.836cm" svg:y2="12.533cm">
              <text:p/>
            </draw:line>
            <draw:line draw:style-name="gr16" draw:text-style-name="P1" draw:layer="layout" svg:x1="20.836cm" svg:y1="10.667cm" svg:x2="20.836cm" svg:y2="20.001cm">
              <text:p/>
            </draw:line>
          </draw:g>
          <draw:custom-shape draw:style-name="gr17" draw:text-style-name="P3" draw:layer="layout" svg:width="2.934cm" svg:height="1.469cm" svg:x="19.336cm" svg:y="1.0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[user] Mpv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5" draw:layer="layout" svg:width="0.5cm" svg:height="13.18cm" svg:x="20.685cm" svg:y="6.5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9" draw:text-style-name="P1" draw:layer="layout" svg:x1="6.609cm" svg:y1="0.998cm" svg:x2="6.609cm" svg:y2="12.399cm">
              <text:p/>
            </draw:line>
            <draw:line draw:style-name="gr20" draw:text-style-name="P1" draw:layer="layout" svg:x1="6.609cm" svg:y1="10.499cm" svg:x2="6.609cm" svg:y2="20cm">
              <text:p/>
            </draw:line>
          </draw:g>
          <draw:custom-shape draw:style-name="gr21" draw:text-style-name="P3" draw:layer="layout" svg:width="3.07cm" svg:height="1.469cm" svg:x="5.127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Network-online.tar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0.5cm" svg:height="14.899cm" svg:x="6.348cm" svg:y="4.598cm">
          <text:p/>
          <draw:enhanced-geometry svg:viewBox="0 0 21600 21600" draw:type="rectangle" draw:enhanced-path="M 0 0 L 21600 0 21600 21600 0 21600 0 0 Z N"/>
        </draw:custom-shape>
        <draw:g draw:style-name="gr1">
          <draw:line draw:style-name="gr23" draw:text-style-name="P7" draw:layer="layout" svg:x1="2.587cm" svg:y1="4.921cm" svg:x2="6.397cm" svg:y2="4.921cm">
            <text:p/>
          </draw:line>
          <draw:line draw:style-name="gr24" draw:text-style-name="P7" draw:layer="layout" svg:x1="2.574cm" svg:y1="4.921cm" svg:x2="6.384cm" svg:y2="4.921cm">
            <text:p/>
          </draw:line>
          <draw:g draw:style-name="gr2">
            <draw:line draw:style-name="gr25" draw:text-style-name="P7" draw:layer="layout" svg:x1="2.587cm" svg:y1="3.931cm" svg:x2="10.525cm" svg:y2="3.931cm">
              <text:p/>
            </draw:line>
            <draw:frame draw:style-name="gr26" draw:text-style-name="P9" draw:layer="layout" svg:width="5.802cm" svg:height="0.725cm" svg:x="2.587cm" svg:y="3.215cm">
              <draw:text-box>
                <text:p text:style-name="P8"><text:span text:style-name="T2">Multi-user.target</text:span></text:p>
              </draw:text-box>
            </draw:frame>
          </draw:g>
          <draw:frame draw:style-name="gr27" draw:text-style-name="P10" draw:layer="layout" svg:width="3.81cm" svg:height="0.952cm" svg:x="2.587cm" svg:y="4.258cm">
            <draw:text-box>
              <text:p><text:span text:style-name="T3">Network.target</text:span></text:p>
            </draw:text-box>
          </draw:frame>
        </draw:g>
        <draw:g draw:style-name="gr1">
          <draw:g draw:style-name="gr2">
            <draw:line draw:style-name="gr28" draw:text-style-name="P1" draw:layer="layout" svg:x1="2.305cm" svg:y1="1.064cm" svg:x2="2.305cm" svg:y2="12.646cm">
              <text:p/>
            </draw:line>
            <draw:line draw:style-name="gr29" draw:text-style-name="P1" draw:layer="layout" svg:x1="2.305cm" svg:y1="10.716cm" svg:x2="2.305cm" svg:y2="20.368cm">
              <text:p/>
            </draw:line>
          </draw:g>
          <draw:custom-shape draw:style-name="gr30" draw:text-style-name="P3" draw:layer="layout" svg:width="2.917cm" svg:height="0.995cm" svg:x="0.905cm" svg:y="1.06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ystem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1" draw:text-style-name="P11" draw:layer="layout" svg:width="0.5cm" svg:height="15.24cm" svg:x="2.057cm" svg:y="2.90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32" draw:text-style-name="P1" draw:layer="layout" svg:x1="25.86cm" svg:y1="1cm" svg:x2="25.86cm" svg:y2="12.239cm">
              <text:p/>
            </draw:line>
            <draw:line draw:style-name="gr33" draw:text-style-name="P1" draw:layer="layout" svg:x1="25.86cm" svg:y1="10.366cm" svg:x2="25.86cm" svg:y2="19.732cm">
              <text:p/>
            </draw:line>
          </draw:g>
          <draw:custom-shape draw:style-name="gr34" draw:text-style-name="P3" draw:layer="layout" svg:width="4cm" svg:height="0.995cm" svg:x="23.86cm" svg:y="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utostart.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5" draw:text-style-name="P13" draw:layer="layout" svg:width="0.5cm" svg:height="7.937cm" svg:x="25.582cm" svg:y="10.525cm">
          <text:p text:style-name="P12"/>
          <draw:enhanced-geometry svg:viewBox="0 0 21600 21600" draw:type="rectangle" draw:enhanced-path="M 0 0 L 21600 0 21600 21600 0 21600 0 0 Z N"/>
        </draw:custom-shape>
        <draw:g draw:style-name="gr2">
          <draw:line draw:style-name="gr36" draw:text-style-name="P7" draw:layer="layout" svg:x1="11.061cm" svg:y1="4.518cm" svg:x2="14.335cm" svg:y2="4.518cm">
            <text:p/>
          </draw:line>
        </draw:g>
        <draw:g draw:style-name="gr2">
          <draw:line draw:style-name="gr37" draw:text-style-name="P7" draw:layer="layout" svg:x1="6.715cm" svg:y1="6.08cm" svg:x2="14.017cm" svg:y2="6.08cm">
            <text:p/>
          </draw:line>
        </draw:g>
        <draw:frame draw:style-name="gr38" draw:text-style-name="P10" draw:layer="layout" svg:width="2.222cm" svg:height="0.725cm" svg:x="11.478cm" svg:y="3.767cm">
          <draw:text-box>
            <text:p><text:span text:style-name="T3">active</text:span></text:p>
          </draw:text-box>
        </draw:frame>
        <draw:frame draw:style-name="gr38" draw:text-style-name="P10" draw:layer="layout" svg:width="2.222cm" svg:height="0.725cm" svg:x="7.35cm" svg:y="5.355cm">
          <draw:text-box>
            <text:p><text:span text:style-name="T3">on-line</text:span></text:p>
          </draw:text-box>
        </draw:frame>
        <draw:g draw:style-name="gr2">
          <draw:line draw:style-name="gr39" draw:text-style-name="P7" draw:layer="layout" svg:x1="2.588cm" svg:y1="3.122cm" svg:x2="17.192cm" svg:y2="3.122cm">
            <text:p/>
          </draw:line>
        </draw:g>
        <draw:frame draw:style-name="gr38" draw:text-style-name="P10" draw:layer="layout" svg:width="3.493cm" svg:height="0.725cm" svg:x="2.587cm" svg:y="2.497cm">
          <draw:text-box>
            <text:p><text:span text:style-name="T3">Basic.target</text:span></text:p>
          </draw:text-box>
        </draw:frame>
        <draw:frame draw:style-name="gr38" draw:text-style-name="P10" draw:layer="layout" svg:width="3.493cm" svg:height="0.725cm" svg:x="2.587cm" svg:y="5.99cm">
          <draw:text-box>
            <text:p><text:span text:style-name="T3">sound.target</text:span></text:p>
          </draw:text-box>
        </draw:frame>
        <draw:g draw:style-name="gr2">
          <draw:line draw:style-name="gr40" draw:text-style-name="P7" draw:layer="layout" svg:x1="2.587cm" svg:y1="6.715cm" svg:x2="20.685cm" svg:y2="6.715cm">
            <text:p/>
          </draw:line>
        </draw:g>
        <draw:g draw:style-name="gr2">
          <draw:line draw:style-name="gr41" draw:text-style-name="P7" draw:layer="layout" svg:x1="17.61cm" svg:y1="5.975cm" svg:x2="21.002cm" svg:y2="5.975cm">
            <text:p/>
          </draw:line>
        </draw:g>
        <draw:frame draw:style-name="gr38" draw:text-style-name="P14" draw:layer="layout" svg:width="2.222cm" svg:height="0.725cm" svg:x="18.145cm" svg:y="5.35cm">
          <draw:text-box>
            <text:p><text:span text:style-name="T4">active</text:span></text:p>
          </draw:text-box>
        </draw:frame>
        <draw:g draw:style-name="gr2">
          <draw:line draw:style-name="gr42" draw:text-style-name="P7" draw:layer="layout" svg:x1="6.314cm" svg:y1="4.927cm" svg:x2="21.002cm" svg:y2="4.927cm">
            <text:p/>
          </draw:line>
        </draw:g>
        <draw:g draw:style-name="gr2">
          <draw:line draw:style-name="gr43" draw:text-style-name="P7" draw:layer="layout" svg:x1="10.559cm" svg:y1="3.857cm" svg:x2="25.765cm" svg:y2="3.857cm">
            <text:p/>
          </draw:line>
        </draw:g>
        <draw:frame draw:style-name="gr38" draw:text-style-name="P14" draw:layer="layout" svg:width="4.445cm" svg:height="0.725cm" svg:x="21.32cm" svg:y="3.132cm">
          <draw:text-box>
            <text:p><text:span text:style-name="T4">Multi-user.target</text:span></text:p>
          </draw:text-box>
        </draw:frame>
        <draw:frame draw:style-name="gr38" draw:text-style-name="P14" draw:layer="layout" svg:width="2.222cm" svg:height="0.725cm" svg:x="22.272cm" svg:y="6.942cm">
          <draw:text-box>
            <text:p><text:span text:style-name="T4">active</text:span></text:p>
          </draw:text-box>
        </draw:frame>
        <draw:g draw:style-name="gr2">
          <draw:line draw:style-name="gr44" draw:text-style-name="P7" draw:layer="layout" svg:x1="17.51cm" svg:y1="7.667cm" svg:x2="26.082cm" svg:y2="7.667cm">
            <text:p/>
          </draw:line>
        </draw:g>
        <draw:g draw:style-name="gr2">
          <draw:line draw:style-name="gr45" draw:text-style-name="P7" draw:layer="layout" svg:x1="14.335cm" svg:y1="9.502cm" svg:x2="25.765cm" svg:y2="9.502cm">
            <text:p/>
          </draw:line>
        </draw:g>
        <draw:frame draw:style-name="gr38" draw:text-style-name="P14" draw:layer="layout" svg:width="2.222cm" svg:height="0.725cm" svg:x="22.273cm" svg:y="8.667cm">
          <draw:text-box>
            <text:p><text:span text:style-name="T4">active</text:span></text:p>
          </draw:text-box>
        </draw:frame>
        <draw:frame draw:style-name="gr38" draw:text-style-name="P14" draw:layer="layout" svg:width="2.222cm" svg:height="0.725cm" svg:x="22.272cm" svg:y="9.83cm">
          <draw:text-box>
            <text:p><text:span text:style-name="T4">active</text:span></text:p>
          </draw:text-box>
        </draw:frame>
        <draw:g draw:style-name="gr2">
          <draw:line draw:style-name="gr46" draw:text-style-name="P7" draw:layer="layout" svg:x1="21.103cm" svg:y1="10.555cm" svg:x2="25.765cm" svg:y2="10.555cm">
            <text:p/>
          </draw:line>
        </draw:g>
        <draw:frame draw:style-name="gr38" draw:text-style-name="P10" draw:layer="layout" svg:width="4.127cm" svg:height="0.725cm" svg:x="17.51cm" svg:y="4.185cm">
          <draw:text-box>
            <text:p><text:span text:style-name="T3">Network.target</text:span></text:p>
          </draw:text-box>
        </draw:frame>
        <draw:g draw:style-name="gr2">
          <draw:line draw:style-name="gr47" draw:text-style-name="P7" draw:layer="layout" svg:x1="11.16cm" svg:y1="9.92cm" svg:x2="14.017cm" svg:y2="9.92cm">
            <text:p/>
          </draw:line>
        </draw:g>
        <draw:frame draw:style-name="gr27" draw:text-style-name="P10" draw:layer="layout" svg:width="3.175cm" svg:height="0.952cm" svg:x="10.942cm" svg:y="9.238cm">
          <draw:text-box>
            <text:p text:style-name="P15">spotify_name</text:p>
          </draw:text-box>
        </draw:frame>
        <draw:custom-shape draw:style-name="gr48" draw:text-style-name="P1" draw:layer="layout" svg:width="0.5cm" svg:height="1.75cm" svg:x="10.525cm" svg:y="7.90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49" draw:text-style-name="P16" draw:layer="layout" svg:width="2.607cm" svg:height="0.82cm" svg:x="10.575cm" svg:y="7.384cm" svg:viewBox="0 0 2608 821" draw:points="0,0 2608,0 2608,821 464,821">
            <text:p/>
          </draw:polyline>
        </draw:g>
        <draw:frame draw:style-name="gr50" draw:text-style-name="P10" draw:layer="layout" svg:width="2.54cm" svg:height="1.673cm" svg:x="8.667cm" svg:y="8.002cm">
          <draw:text-box>
            <text:p text:style-name="P15">Naming conflict resolved</text:p>
          </draw:text-box>
        </draw:frame>
        <draw:frame draw:style-name="gr51" draw:text-style-name="P10" draw:layer="layout" svg:width="3.81cm" svg:height="0.725cm" svg:x="10.86cm" svg:y="6.732cm">
          <draw:text-box>
            <text:p text:style-name="P15">Naming confli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52:33.498708029</meta:creation-date>
    <dc:date>2025-04-09T18:07:24.975761468</dc:date>
    <meta:editing-duration>PT27M2S</meta:editing-duration>
    <meta:editing-cycles>5</meta:editing-cycles>
    <meta:generator>LibreOffice/24.2.7.2$Linux_X86_64 LibreOffice_project/420$Build-2</meta:generator>
    <meta:document-statistic meta:object-count="87"/>
  </office:meta>
</office:document-meta>
</file>